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032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font-size="20pt" style:font-size-asian="20pt" style:font-size-complex="20pt"/>
    </style:style>
    <style:style style:name="P2" style:family="paragraph">
      <loext:graphic-properties draw:fill-color="#ffffff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7.6cm" svg:height="1.282cm" svg:x="10.2cm" svg:y="0.4cm">
          <draw:text-box>
            <text:p><text:span text:style-name="T1">Entanglement entropy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3T19:56:20.128573398</meta:creation-date>
    <meta:generator>LibreOffice/5.1.6.2$Linux_X86_64 LibreOffice_project/10m0$Build-2</meta:generator>
    <meta:editing-duration>PT4H39M55S</meta:editing-duration>
    <meta:editing-cycles>2</meta:editing-cycles>
    <dc:date>2018-05-14T00:47:07.234187261</dc:date>
    <meta:document-statistic meta:object-count="26"/>
  </office:meta>
</office:document-meta>
</file>